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0084d1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paragraph-properties fo:text-align="end" style:justify-single-word="false"/>
      <style:text-properties fo:color="#0084d1" fo:font-size="9pt" fo:font-style="italic" style:font-size-asian="9pt" style:font-style-asian="italic" style:font-size-complex="9pt" style:font-style-complex="italic"/>
    </style:style>
    <style:style style:name="P3" style:family="paragraph" style:parent-style-name="Default">
      <style:paragraph-properties fo:margin-left="0cm" fo:margin-right="0cm" fo:margin-top="0.176cm" fo:margin-bottom="0.176cm" loext:contextual-spacing="false" fo:text-align="center" style:justify-single-word="false" fo:text-indent="0cm" style:auto-text-indent="false" style:text-autospace="none"/>
      <style:text-properties fo:color="#0084d1" style:font-name="Times New Roman1" fo:font-size="16pt" style:text-underline-style="none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84d1"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84d1"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weight="bold" officeooo:rsid="00203c60" officeooo:paragraph-rsid="00102bdb" style:font-weight-asian="bold" style:font-weight-complex="bold"/>
    </style:style>
    <style:style style:name="P8" style:family="paragraph" style:parent-style-name="Standard">
      <style:text-properties fo:font-weight="bold" officeooo:rsid="00102bdb" officeooo:paragraph-rsid="00102bdb" style:font-weight-asian="bold" style:font-weight-complex="bold"/>
    </style:style>
    <style:style style:name="P9" style:family="paragraph" style:parent-style-name="Standard">
      <style:text-properties fo:font-weight="bold" officeooo:rsid="001f908e" officeooo:paragraph-rsid="00102bdb" style:font-weight-asian="bold" style:font-weight-complex="bold"/>
    </style:style>
    <style:style style:name="P10" style:family="paragraph" style:parent-style-name="Standard">
      <style:text-properties officeooo:rsid="00203c60" officeooo:paragraph-rsid="00102bdb"/>
    </style:style>
    <style:style style:name="P11" style:family="paragraph" style:parent-style-name="Standard">
      <style:text-properties officeooo:rsid="001f908e" officeooo:paragraph-rsid="00102bdb"/>
    </style:style>
    <style:style style:name="P12" style:family="paragraph" style:parent-style-name="Standard">
      <style:paragraph-properties fo:text-align="justify" style:justify-single-word="false"/>
      <style:text-properties officeooo:rsid="001f908e" officeooo:paragraph-rsid="00102bdb"/>
    </style:style>
    <style:style style:name="P13" style:family="paragraph" style:parent-style-name="Standard">
      <style:text-properties fo:color="#3465a4" fo:font-weight="bold" officeooo:rsid="001f908e" officeooo:paragraph-rsid="00102bdb" style:font-weight-asian="bold" style:font-weight-complex="bold"/>
    </style:style>
    <style:style style:name="P14" style:family="paragraph" style:parent-style-name="Standard">
      <style:text-properties fo:color="#3465a4" fo:font-weight="bold" officeooo:rsid="00102bdb" officeooo:paragraph-rsid="00102bdb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text-line-through-style="none" style:text-line-through-type="none" style:font-name="Arial" fo:font-size="12pt" style:text-underline-style="none" fo:font-weight="normal" officeooo:rsid="001f908e" officeooo:paragraph-rsid="00102bdb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text-properties fo:color="#3465a4" fo:font-weight="bold" officeooo:rsid="00102bdb" officeooo:paragraph-rsid="00102bdb" style:font-weight-asian="bold" style:font-weight-complex="bold"/>
    </style:style>
    <style:style style:name="T1" style:family="text">
      <style:text-properties officeooo:rsid="00102bdb"/>
    </style:style>
    <style:style style:name="T2" style:family="text">
      <style:text-properties officeooo:rsid="001f908e"/>
    </style:style>
    <style:style style:name="T3" style:family="text">
      <style:text-properties officeooo:rsid="00203c60"/>
    </style:style>
    <style:style style:name="T4" style:family="text">
      <style:text-properties fo:color="#800000"/>
    </style:style>
    <style:style style:name="T5" style:family="text">
      <style:text-properties fo:color="#3465a4" fo:font-weight="bold" style:font-weight-asian="bold" style:font-weight-complex="bold"/>
    </style:style>
    <style:style style:name="T6" style:family="text">
      <style:text-properties fo:color="#3465a4" fo:font-weight="bold" officeooo:rsid="00102bd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ENTORNOS DE DESARROLLO</text:p>
      <text:p text:style-name="P3">Curso 2018-2019</text:p>
      <text:p text:style-name="P4">PRÁCTICA 3.<text:span text:style-name="T1">3</text:span></text:p>
      <text:p text:style-name="P5">PROGRAMANDO UNA CALCULADORA</text:p>
      <text:p text:style-name="P5">____________________________________________</text:p>
      <text:p text:style-name="P5"/>
      <text:p text:style-name="P6"/>
      <text:p text:style-name="P6"/>
      <text:p text:style-name="P15">Enunciado</text:p>
      <text:p text:style-name="P7">Esta es la descripción de la clase calculadora que <text:span text:style-name="T2">usa</text:span>re<text:span text:style-name="T2">mos en la práctica 33.</text:span></text:p>
      <text:p text:style-name="P7">Detectar mejoras en el código (refactorización). Corregir posibles errores. <text:span text:style-name="T1">Úsese esta implementación para desarrollar el siguiente proyecto: una calculadora. La calculadora realizará los cálculos con valores numéricos. En una segunda fase, desarrollaremos cálculos usando cadenas.</text:span></text:p>
      <text:p text:style-name="P8">Adjunta toda la explicación oportuna para cada error cometido durante el desarrollo del proyecto. Usa la herramienta de depuración y explica cómo has resuelto el error.</text:p>
      <text:p text:style-name="P8">Date cuenta que lo más importante del desarrollo de esta práctica es el uso del depurador. Explica su uso en todos los errores resueltos.</text:p>
      <text:p text:style-name="P9"/>
      <text:p text:style-name="P11"/>
      <text:p text:style-name="P14">CLASE CALCULADORA</text:p>
      <text:p text:style-name="P13"/>
      <text:p text:style-name="P13"><text:span text:style-name="T1">· </text:span>Propiedades</text:p>
      <text:p text:style-name="P11">Valor : almacena la cantidad parcial</text:p>
      <text:p text:style-name="P11">modoOperacion: 0 sin operación, 1 suma, 2 resta, 3 multiplicación, 4 división</text:p>
      <text:p text:style-name="P11">modoCalculadora: 1: básico, 0: ampliado</text:p>
      <text:p text:style-name="P11">base: 10 decimal, 8 octal, 2 binario, 16 hexadecimal</text:p>
      <text:p text:style-name="P11">total: cantidad total de la operación</text:p>
      <text:p text:style-name="P11">baseAnterior: almacena la base actual antes de hacer un cambio de base</text:p>
      <text:p text:style-name="P11">valorAnterior: almacena el valor parcial actual antes de hacer un cambio de dicho valor.</text:p>
      <text:p text:style-name="P14"/>
      <text:p text:style-name="P11"><text:span text:style-name="T6">·</text:span><text:span text:style-name="T5">Métodos</text:span></text:p>
      <text:p text:style-name="P11">Mostrar<text:span text:style-name="T3">Valor</text:span></text:p>
      <text:p text:style-name="P11"><text:tab/>Muestra en la pantalla el valor de <text:span text:style-name="T3">valor</text:span></text:p>
      <text:p text:style-name="P11">MostrarTotal</text:p>
      <text:p text:style-name="P12"><text:tab/>Muestra en la pantalla el valor de total</text:p>
      <text:p text:style-name="P11">Ponercero</text:p>
      <text:p text:style-name="P11"><text:tab/>Coloca a cero la cantidad parcial. Se inicializa el modo de operación</text:p>
      <text:p text:style-name="P11"><text:tab/>valor=0</text:p>
      <text:p text:style-name="P11"><text:tab/>modoOperacion=0</text:p>
      <text:p text:style-name="P11">AñadirDigito</text:p>
      <text:p text:style-name="P11"><text:tab/>valor=valor*base+digito</text:p>
      <text:p text:style-name="P11"><text:soft-page-break/>PantallaMensaje</text:p>
      <text:p text:style-name="P11"><text:tab/>Muestra la cadena por una pantalla de error</text:p>
      <text:p text:style-name="P11">Operar</text:p>
      <text:p text:style-name="P11"><text:tab/><text:span text:style-name="T4">si modoperacion!=0</text:span></text:p>
      <text:p text:style-name="P11"><text:tab/><text:tab/>modooperacion=1</text:p>
      <text:p text:style-name="P11"><text:tab/><text:tab/>total=valor</text:p>
      <text:p text:style-name="P11"><text:tab/><text:tab/>mostrarValor</text:p>
      <text:p text:style-name="P11"><text:tab/><text:tab/>valor=0</text:p>
      <text:p text:style-name="P11"><text:tab/>si modoperacion=1</text:p>
      <text:p text:style-name="P11"><text:tab/><text:tab/>total+=valor</text:p>
      <text:p text:style-name="P11"><text:tab/><text:tab/>mostrarvalor</text:p>
      <text:p text:style-name="P11"><text:tab/><text:tab/>valor=0</text:p>
      <text:p text:style-name="P11"><text:tab/>si modooperacion=2</text:p>
      <text:p text:style-name="P11"><text:tab/><text:tab/>total-=valor</text:p>
      <text:p text:style-name="P11"><text:tab/><text:tab/>mostrarvalor</text:p>
      <text:p text:style-name="P11"><text:tab/><text:tab/>valor=0</text:p>
      <text:p text:style-name="P11"><text:tab/>si modooperacion=3</text:p>
      <text:p text:style-name="P11"><text:tab/><text:tab/>total*=valor</text:p>
      <text:p text:style-name="P11"><text:tab/><text:tab/>mostrarvalor</text:p>
      <text:p text:style-name="P11"><text:tab/><text:tab/>valor=0</text:p>
      <text:p text:style-name="P11"><text:tab/>si modooperacion=4</text:p>
      <text:p text:style-name="P11"><text:tab/><text:tab/>si valor=0</text:p>
      <text:p text:style-name="P11"><text:tab/><text:tab/><text:tab/>PantallaMensaje(“No se puede dividir por cero”)</text:p>
      <text:p text:style-name="P11"><text:tab/><text:tab/>sino</text:p>
      <text:p text:style-name="P11"><text:tab/><text:tab/><text:tab/>total/=valor</text:p>
      <text:p text:style-name="P11"><text:tab/><text:tab/><text:tab/>mostrarValor</text:p>
      <text:p text:style-name="P11"><text:tab/><text:tab/><text:tab/>valor=0</text:p>
      <text:p text:style-name="P11"><text:tab/><text:tab/>fsi</text:p>
      <text:p text:style-name="P11"><text:tab/>fsi</text:p>
      <text:p text:style-name="P11"><text:tab/><text:tab/></text:p>
      <text:p text:style-name="P11">Cambiarbase</text:p>
      <text:p text:style-name="P11"><text:tab/>cambia la base</text:p>
      <text:p text:style-name="P11"><text:tab/>baseanterior=base</text:p>
      <text:p text:style-name="P11"><text:tab/>valorAnterior=valor</text:p>
      <text:p text:style-name="P11"><text:tab/>base=numeroBoton</text:p>
      <text:p text:style-name="P11"><text:tab/>cambiarvalorpantalla(baseAnterior,valorAnterior)</text:p>
      <text:p text:style-name="P11">CambiarValorPantalla</text:p>
      <text:p text:style-name="P11"><text:tab/></text:p>
      <text:p text:style-name="P14">ALGUNOS BOTONES</text:p>
      <text:p text:style-name="P11">Botón igual</text:p>
      <text:p text:style-name="P11"><text:tab/>operar<text:tab/></text:p>
      <text:p text:style-name="P11"><text:tab/>modooperacion=0</text:p>
      <text:p text:style-name="P11"><text:tab/>total=0</text:p>
      <text:p text:style-name="P11">Botón suma</text:p>
      <text:p text:style-name="P11"><text:tab/><text:span text:style-name="T3">operar</text:span></text:p>
      <text:p text:style-name="P11"><text:tab/><text:span text:style-name="T3">modooperacion=1</text:span></text:p>
      <text:p text:style-name="P11">Botón <text:span text:style-name="T3">resta</text:span></text:p>
      <text:p text:style-name="P11"><text:tab/><text:span text:style-name="T3">operar</text:span></text:p>
      <text:p text:style-name="P11"><text:tab/><text:span text:style-name="T3">modooperacion=2</text:span></text:p>
      <text:p text:style-name="P10"><text:soft-page-break/>Botón multiplicar</text:p>
      <text:p text:style-name="P10"><text:tab/>operar</text:p>
      <text:p text:style-name="P10"><text:tab/>modooperacion=3</text:p>
      <text:p text:style-name="P10">Botón dividir</text:p>
      <text:p text:style-name="P10"><text:tab/>operar</text:p>
      <text:p text:style-name="P10"><text:tab/>modooperacion=4</text:p>
      <text:p text:style-name="P10">Botón C</text:p>
      <text:p text:style-name="P10"><text:tab/>ponerCero</text:p>
      <text:p text:style-name="P1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8" style:display-name="RTF_Num 1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9" style:display-name="RTF_Num 1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0" style:display-name="RTF_Num 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4" style:display-name="RTF_Num 2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0084d1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paragraph-properties fo:text-align="end" style:justify-single-word="false"/>
      <style:text-properties fo:color="#0084d1" fo:font-size="9pt" fo:font-style="italic" style:font-size-asian="9pt" style:font-style-asian="italic" style:font-size-complex="9pt" style:font-style-complex="italic"/>
    </style:style>
    <style:style style:name="MT1" style:family="text">
      <style:text-properties officeooo:rsid="00102b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ES PUNTA DEL VERDE - DESARROLLO DE APLICACIONES WEB - ENTORNOS DE DESARROLLO</text:p>
      </style:header>
      <style:footer>
        <text:p text:style-name="MP2">Prof. Antonio Postigo – TEMA 3 - PRÁCTICA 3<text:span text:style-name="MT1">3</text:span>: <text:span text:style-name="MT1">PROGRAMANDO UNA CALCULADORA</text:span>– Pág.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Postigo Palacios</meta:initial-creator>
    <meta:creation-date>2018-10-07T14:54:11.69</meta:creation-date>
    <dc:date>2019-03-15T18:52:19.715000000</dc:date>
    <meta:editing-duration>P1DT16H5M57S</meta:editing-duration>
    <meta:editing-cycles>21</meta:editing-cycles>
    <meta:generator>LibreOffice/5.1.4.2$Windows_X86_64 LibreOffice_project/f99d75f39f1c57ebdd7ffc5f42867c12031db97a</meta:generator>
    <meta:document-statistic meta:table-count="0" meta:image-count="0" meta:object-count="0" meta:page-count="3" meta:paragraph-count="90" meta:word-count="323" meta:character-count="2445" meta:non-whitespace-character-count="2129"/>
  </office:meta>
</office:document-meta>
</file>